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office:automatic-styles>
  <office:body>
    <office:text>
      <text:p text:style-name="Title">A Multi-lingual Dataset of Classified Paragraphs from Open Access Scientific Publications</text:p>
      <text:p text:style-name="Author">Eric Jeangirard<text:span text:style-name="T1">1</text:span></text:p>
      <text:p text:style-name="Date">October 2025</text:p>
      <text:p text:style-name="Text_20_body"><text:span text:style-name="T1">1</text:span> French Ministry of Higher Education and Research, Paris, France</text:p>
      <text:p text:style-name="Text_20_body"><text:span text:style-name="T2">Keywords</text:span>: open science, research data, research software, software mentions, data mentions, grobid, acknowledgments analysis, clinical trials mentions, scientific text mining</text:p>
      <text:h text:style-name="Heading_20_2" text:outline-level="2"><text:bookmark-start text:name="abstract"/>Abstract<text:bookmark-end text:name="abstract"/></text:h>
      <text:p text:style-name="First_20_paragraph">We present a dataset of 833k paragraphs extracted from CC-BY licensed scientific publications, classified into four categories: acknowledgments, data mentions, software/code mentions, and clinical trial mentions. The paragraphs are primarily in English and French, with additional European languages represented. Each paragraph is annotated with language identification (using fastText) and scientific domain (from OpenAlex). This dataset, derived from the French Open Science Monitor corpus and processed using GROBID, enables training of text classification models and development of named entity recognition systems for scientific literature mining. The dataset is publicly available on HuggingFace https://doi.org/10.57967/hf/6679 under a CC-BY license.</text:p>
      <text:h text:style-name="Heading_20_2" text:outline-level="2"><text:bookmark-start text:name="background-summary"/>Background &amp; Summary<text:bookmark-end text:name="background-summary"/></text:h>
      <text:p text:style-name="First_20_paragraph">Scientific publications contain structured information that extends beyond the main research findings. Acknowledgments sections reveal funding sources and research infrastructures; data availability statements indicate research datasets; software mentions document computational tools; and clinical trial references provide links to registered studies. Automatically identifying and extracting these elements is crucial for research assessment, reproducibility studies, and understanding the research ecosystem.</text:p>
      <text:p text:style-name="Text_20_body">While tools like GROBID can identify certain sections (e.g., acknowledgments) in English-language publications, coverage for other languages and paragraph types remains limited. This dataset addresses this gap by providing labeled paragraphs across multiple categories and languages, enabling the development and improvement of:</text:p>
      <text:list text:style-name="L1">
        <text:list-item>
          <text:p text:style-name="P1"><text:span text:style-name="T2">Text classification models</text:span> to identify paragraph types in scientific publications, particularly for non-English languages</text:p>
        </text:list-item>
        <text:list-item>
          <text:p text:style-name="P1"><text:span text:style-name="T2">Named entity recognition (NER) models</text:span> to extract:</text:p>
          <text:list text:style-name="L2">
            <text:list-item>
              <text:p text:style-name="P2">Dataset names, DOIs, and accession numbers</text:p>
            </text:list-item>
            <text:list-item>
              <text:p text:style-name="P2">Software names, repository URLs (GitHub, GitLab), and identifiers (SWHID, Wikidata)</text:p>
            </text:list-item>
            <text:list-item>
              <text:p text:style-name="P2">Clinical trial identifiers (e.g., NCT numbers)</text:p>
            </text:list-item>
            <text:list-item>
              <text:p text:style-name="P2">Funding agencies, grant IDs, infrastructures, and private entities in acknowledgments</text:p>
            </text:list-item>
          </text:list>
        </text:list-item>
      </text:list>
      <text:p text:style-name="First_20_paragraph">The dataset draws from the French Open Science Monitor (FOSM), which tracks open science practices in France, and leverages existing text mining tools (GROBID, Softcite, DataStet) for semi-automatic annotation.</text:p>
      <text:h text:style-name="Heading_20_2" text:outline-level="2"><text:bookmark-start text:name="methods"/>Methods<text:bookmark-end text:name="methods"/></text:h>
      <text:h text:style-name="Heading_20_3" text:outline-level="3"><text:bookmark-start text:name="source-corpus"/>Source Corpus<text:bookmark-end text:name="source-corpus"/></text:h>
      <text:p text:style-name="First_20_paragraph">The source publications were obtained from the French Open Science Monitor corpus, described in detail by (Bracco et al. 2022). The FOSM aggregates metadata and full-text content from French-affiliated scientific publications available under open licenses. Publications are primarily from the period 2013 onwards, ensuring contemporary research practices are represented.</text:p>
      <text:h text:style-name="Heading_20_3" text:outline-level="3"><text:bookmark-start text:name="paragraph-extraction"/>Paragraph Extraction<text:bookmark-end text:name="paragraph-extraction"/></text:h>
      <text:p text:style-name="First_20_paragraph">Paragraphs were extracted from PDF documents using GROBID (GeneRation Of BIbliographic Data), a machine learning library for extracting and structuring raw documents into structured XML/TEI formats. GROBID’s document segmentation capabilities identify distinct textual units within publications, including body paragraphs, acknowledgments, and supplementary sections.</text:p>
      <text:h text:style-name="Heading_20_3" text:outline-level="3"><text:bookmark-start text:name="classification-and-annotation"/>Classification and Annotation<text:bookmark-end text:name="classification-and-annotation"/></text:h>
      <text:p text:style-name="First_20_paragraph">Paragraphs were semi-automatically classified into four categories using specialized tools:</text:p>
      <text:list text:style-name="L3">
        <text:list-item>
          <text:p text:style-name="P3"><text:span text:style-name="T2">Acknowledgments</text:span>: Identified using GROBID’s native section recognition, plus extra heuristics</text:p>
        </text:list-item>
        <text:list-item>
          <text:p text:style-name="P3"><text:span text:style-name="T2">Data mentions</text:span>: Detected using DataStet, a tool for identifying dataset mentions in scientific text, plus extra heuristics</text:p>
        </text:list-item>
        <text:list-item>
          <text:p text:style-name="P3"><text:span text:style-name="T2">Software/Code mentions</text:span>: Identified using Softcite, a tool for detecting software mentions, plus extra heuristics</text:p>
        </text:list-item>
        <text:list-item>
          <text:p text:style-name="P3"><text:span text:style-name="T2">Clinical trial mentions</text:span>: Detected through pattern matching for trial identifiers</text:p>
        </text:list-item>
      </text:list>
      <text:p text:style-name="First_20_paragraph">Softcite and Datastet are described in (Bassinet et al. 2023), they machine learning methods for entity recognition in scientific literature.</text:p>
      <text:p text:style-name="Text_20_body"><text:span text:style-name="T2">Note:</text:span> No inter-annotator validation was performed. Users should be aware that classification accuracy depends on the performance of the underlying tools and may contain errors.</text:p>
      <text:h text:style-name="Heading_20_3" text:outline-level="3"><text:bookmark-start text:name="language-identification"/>Language Identification<text:bookmark-end text:name="language-identification"/></text:h>
      <text:p text:style-name="First_20_paragraph">Language detection was performed using fastText’s language identification model (lid.176.bin) (Joulin et al. 2016), which supports 176 languages. This pre-trained model provides efficient and accurate language prediction for short and medium-length texts. This detected language was kept instead of the language metadata provided by OpenAlex.</text:p>
      <text:h text:style-name="Heading_20_3" text:outline-level="3"><text:bookmark-start text:name="scientific-domain-assignment"/>Scientific Domain Assignment<text:bookmark-end text:name="scientific-domain-assignment"/></text:h>
      <text:p text:style-name="First_20_paragraph">Each paragraph was assigned a scientific domain based on the OpenAlex classification system. Specifically, we used the <text:span text:style-name="Source_Text">field</text:span> attribute from the <text:span text:style-name="Source_Text">primary_topic</text:span> of the source publication. OpenAlex provides a hierarchical classification covering major scientific disciplines.</text:p>
      <text:h text:style-name="Heading_20_3" text:outline-level="3"><text:bookmark-start text:name="data-structure"/>Data Structure<text:bookmark-end text:name="data-structure"/></text:h>
      <text:p text:style-name="First_20_paragraph">The dataset is distributed as a CSV file with the following columns:</text:p>
      <text:list text:style-name="L4">
        <text:list-item>
          <text:p text:style-name="P4"><text:span text:style-name="Source_Text">license</text:span>: License, from OpenAlex data</text:p>
        </text:list-item>
        <text:list-item>
          <text:p text:style-name="P4"><text:span text:style-name="Source_Text">text</text:span>: Text content of the paragraph</text:p>
        </text:list-item>
        <text:list-item>
          <text:p text:style-name="P4"><text:span text:style-name="Source_Text">doi</text:span>: DOI of the publication</text:p>
        </text:list-item>
        <text:list-item>
          <text:p text:style-name="P4"><text:span text:style-name="Source_Text">type</text:span>: Publication type, from OpenAlex data</text:p>
        </text:list-item>
        <text:list-item>
          <text:p text:style-name="P4"><text:span text:style-name="Source_Text">detected_lang</text:span>: ISO 639-1 detected language code, with fasttext</text:p>
        </text:list-item>
        <text:list-item>
          <text:p text:style-name="P4"><text:span text:style-name="Source_Text">publication_year</text:span>: Publication year</text:p>
        </text:list-item>
        <text:list-item>
          <text:p text:style-name="P4"><text:span text:style-name="Source_Text">is_dataset</text:span>: Boolean, true if the paragraph mentions data</text:p>
        </text:list-item>
        <text:list-item>
          <text:p text:style-name="P4"><text:span text:style-name="Source_Text">is_software</text:span>: Boolean, true if the paragraph mentions software or code</text:p>
        </text:list-item>
        <text:list-item>
          <text:p text:style-name="P4"><text:span text:style-name="Source_Text">is_acknowledgement</text:span>: Boolean, true if this is an acknowledgement paragraph</text:p>
        </text:list-item>
        <text:list-item>
          <text:p text:style-name="P4"><text:span text:style-name="Source_Text">is_clinicaltrial</text:span>: Boolean, true if the paragraphs mentions a clinical trial</text:p>
        </text:list-item>
        <text:list-item>
          <text:p text:style-name="P4"><text:span text:style-name="Source_Text">field_name</text:span>: Field of the primary topic, from OpenAlex data</text:p>
        </text:list-item>
        <text:list-item>
          <text:p text:style-name="P4"><text:span text:style-name="Source_Text">field_id</text:span>: OpenAlex id of the field</text:p>
        </text:list-item>
      </text:list>
      <text:h text:style-name="Heading_20_2" text:outline-level="2"><text:bookmark-start text:name="data-records"/>Data Records<text:bookmark-end text:name="data-records"/></text:h>
      <text:p text:style-name="First_20_paragraph">The dataset is publicly available on HuggingFace at: https://doi.org/10.57967/hf/6679 The dataset contains 833k paragraphs distributed as follows:</text:p>
      <text:list text:style-name="L5">
        <text:list-item>
          <text:p text:style-name="P5"><text:span text:style-name="T2">Acknowledgments</text:span>: 108k paragraphs</text:p>
        </text:list-item>
        <text:list-item>
          <text:p text:style-name="P5"><text:span text:style-name="T2">Data mentions</text:span>: 570k paragraphs</text:p>
        </text:list-item>
        <text:list-item>
          <text:p text:style-name="P5"><text:span text:style-name="T2">Software mentions</text:span>: 203k paragraphs</text:p>
        </text:list-item>
        <text:list-item>
          <text:p text:style-name="P5"><text:span text:style-name="T2">Clinical trials</text:span>: 8.7k paragraphs</text:p>
        </text:list-item>
      </text:list>
      <text:p text:style-name="First_20_paragraph"><text:span text:style-name="T2">Language distribution:</text:span></text:p>
      <text:list text:style-name="L6">
        <text:list-item>
          <text:p text:style-name="P6">English: 98.4%</text:p>
        </text:list-item>
        <text:list-item>
          <text:p text:style-name="P6">French: 1.5%</text:p>
        </text:list-item>
        <text:list-item>
          <text:p text:style-name="P6">Other European languages: ~0.15%</text:p>
        </text:list-item>
      </text:list>
      <text:p text:style-name="First_20_paragraph"><text:span text:style-name="T2">License:</text:span> CC-BY 4.0</text:p>
      <text:p text:style-name="Text_20_body"><text:span text:style-name="T2">Format:</text:span> CSV (UTF-8 encoding)</text:p>
      <text:h text:style-name="Heading_20_2" text:outline-level="2"><text:bookmark-start text:name="technical-validation"/>Technical Validation<text:bookmark-end text:name="technical-validation"/></text:h>
      <text:h text:style-name="Heading_20_3" text:outline-level="3"><text:bookmark-start text:name="classification-quality"/>Classification Quality<text:bookmark-end text:name="classification-quality"/></text:h>
      <text:p text:style-name="First_20_paragraph">As the dataset was produced through semi-automatic annotation without systematic manual validation, users should consider the following limitations:</text:p>
      <text:list text:style-name="L7">
        <text:list-item>
          <text:p text:style-name="P7"><text:span text:style-name="T2">Tool-dependent accuracy</text:span>: Classification quality depends on the performance of GROBID, Softcite, and DataStet on the source documents</text:p>
        </text:list-item>
        <text:list-item>
          <text:p text:style-name="P7"><text:span text:style-name="T2">Language bias</text:span>: Tools may perform better on English-language content than other languages</text:p>
        </text:list-item>
        <text:list-item>
          <text:p text:style-name="P7"><text:span text:style-name="T2">Domain variability</text:span>: Performance may vary across scientific fields</text:p>
        </text:list-item>
        <text:list-item>
          <text:p text:style-name="P7"><text:span text:style-name="T2">Boundary effects</text:span>: Paragraph segmentation may occasionally split or merge logical units</text:p>
        </text:list-item>
      </text:list>
      <text:p text:style-name="First_20_paragraph">We recommend users conduct their own validation on a sample of the data relevant to their specific use case.</text:p>
      <text:h text:style-name="Heading_20_3" text:outline-level="3"><text:bookmark-start text:name="language-identification-quality"/>Language Identification Quality<text:bookmark-end text:name="language-identification-quality"/></text:h>
      <text:p text:style-name="First_20_paragraph">FastText’s lid.176.bin model has been shown to achieve high accuracy on well-formed texts. However, scientific texts may contain:</text:p>
      <text:list text:style-name="L8">
        <text:list-item>
          <text:p text:style-name="P8">Mixed-language content (e.g., English terms in French text)</text:p>
        </text:list-item>
        <text:list-item>
          <text:p text:style-name="P8">Technical terminology and symbols</text:p>
        </text:list-item>
        <text:list-item>
          <text:p text:style-name="P8">Short paragraphs with limited context</text:p>
        </text:list-item>
      </text:list>
      <text:h text:style-name="Heading_20_2" text:outline-level="2"><text:bookmark-start text:name="usage-notes"/>Usage Notes<text:bookmark-end text:name="usage-notes"/></text:h>
      <text:h text:style-name="Heading_20_3" text:outline-level="3"><text:bookmark-start text:name="potential-applications"/>Potential Applications<text:bookmark-end text:name="potential-applications"/></text:h>
      <text:p text:style-name="First_20_paragraph"><text:span text:style-name="T2">1. Paragraph Classification Models</text:span></text:p>
      <text:p text:style-name="Text_20_body">The dataset can be used to train or fine-tune models for identifying paragraph types in scientific publications. This could be used to extend and improve upon GROBID’s capabilities, particularly for non-English languages.</text:p>
      <text:p text:style-name="Text_20_body"><text:span text:style-name="T2">2. Named Entity Recognition</text:span></text:p>
      <text:p text:style-name="Text_20_body">Paragraphs could help building training data for NER models targeting:</text:p>
      <text:list text:style-name="L9">
        <text:list-item>
          <text:p text:style-name="P9"><text:span text:style-name="T2">Data mentions</text:span>: Dataset names, DOIs, accession numbers</text:p>
        </text:list-item>
        <text:list-item>
          <text:p text:style-name="P9"><text:span text:style-name="T2">Software mentions</text:span>: Software names, repository URLs (GitHub, GitLab), identifiers (SWHID, Wikidata)</text:p>
        </text:list-item>
        <text:list-item>
          <text:p text:style-name="P9"><text:span text:style-name="T2">Clinical trials</text:span>: NCT identifiers and trial registries</text:p>
        </text:list-item>
        <text:list-item>
          <text:p text:style-name="P9"><text:span text:style-name="T2">Acknowledgments</text:span>: Funding agencies, grant IDs, research infrastructures, private entities</text:p>
        </text:list-item>
      </text:list>
      <text:p text:style-name="First_20_paragraph"><text:span text:style-name="T2">3. Research Ecosystem Analysis</text:span></text:p>
      <text:p text:style-name="Text_20_body">The dataset enables large-scale studies of:</text:p>
      <text:list text:style-name="L10">
        <text:list-item>
          <text:p text:style-name="P10">Data sharing practices across disciplines</text:p>
        </text:list-item>
        <text:list-item>
          <text:p text:style-name="P10">Software usage patterns in research</text:p>
        </text:list-item>
        <text:list-item>
          <text:p text:style-name="P10">Funding acknowledgment practices</text:p>
        </text:list-item>
        <text:list-item>
          <text:p text:style-name="P10">Clinical trial documentation</text:p>
        </text:list-item>
      </text:list>
      <text:h text:style-name="Heading_20_3" text:outline-level="3"><text:bookmark-start text:name="recommended-practices"/>Recommended Practices<text:bookmark-end text:name="recommended-practices"/></text:h>
      <text:list text:style-name="L11">
        <text:list-item>
          <text:p text:style-name="P11"><text:span text:style-name="T2">Data splitting</text:span>: Ensure publication-level splits (not paragraph-level) to avoid data leakage between train/test sets</text:p>
        </text:list-item>
        <text:list-item>
          <text:p text:style-name="P11"><text:span text:style-name="T2">Multilingual evaluation</text:span>: Report performance separately for major language groups</text:p>
        </text:list-item>
        <text:list-item>
          <text:p text:style-name="P11"><text:span text:style-name="T2">Domain-specific testing</text:span>: Validate models across different scientific fields</text:p>
        </text:list-item>
        <text:list-item>
          <text:p text:style-name="P11"><text:span text:style-name="T2">Error analysis</text:span>: Manual inspection of misclassifications can reveal systematic issues</text:p>
        </text:list-item>
      </text:list>
      <text:h text:style-name="Heading_20_3" text:outline-level="3"><text:bookmark-start text:name="limitations"/>Limitations<text:bookmark-end text:name="limitations"/></text:h>
      <text:list text:style-name="L12">
        <text:list-item>
          <text:p text:style-name="P12"><text:span text:style-name="T2">No manual validation</text:span>: Classification errors from source tools are propagated</text:p>
        </text:list-item>
        <text:list-item>
          <text:p text:style-name="P12"><text:span text:style-name="T2">Imbalanced distribution</text:span>: Categories and languages may be unevenly represented</text:p>
        </text:list-item>
        <text:list-item>
          <text:p text:style-name="P12"><text:span text:style-name="T2">Temporal bias</text:span>: Predominantly recent publications (2013+) may not reflect historical practices</text:p>
        </text:list-item>
        <text:list-item>
          <text:p text:style-name="P12"><text:span text:style-name="T2">French affiliation bias</text:span>: FOSM focuses on French-affiliated research, which may not generalize globally</text:p>
        </text:list-item>
        <text:list-item>
          <text:p text:style-name="P12"><text:span text:style-name="T2">License restriction</text:span>: Only CC-BY content included; results may not generalize to closed-access literature</text:p>
        </text:list-item>
      </text:list>
      <text:h text:style-name="Heading_20_1" text:outline-level="1"><text:bookmark-start text:name="references"/>References<text:bookmark-end text:name="references"/></text:h>
      <text:p text:style-name="First_20_paragraph">Bassinet, Aricia, Laetitia Bracco, Anne L’Hôte, Eric Jeangirard, Patrice Lopez, and Laurent Romary. 2023. “Large-scale Machine-Learning analysis of scientific PDF for monitoring the production and the openness of research data and software in France.” <text:a xlink:type="simple" xlink:href="https://hal.science/hal-04121339" office:name=""><text:span text:style-name="Definition">https://hal.science/hal-04121339</text:span></text:a>.</text:p>
      <text:p text:style-name="Text_20_body">Bracco, Laetitia, Anne L’Hôte, Eric Jeangirard, and Didier Torny. 2022. “Extending the open monitoring of open science.” <text:a xlink:type="simple" xlink:href="https://hal.science/hal-03651518" office:name=""><text:span text:style-name="Definition">https://hal.science/hal-03651518</text:span></text:a>.</text:p>
      <text:p text:style-name="Text_20_body">Joulin, Armand, Edouard Grave, Piotr Bojanowski, and Tomas Mikolov. 2016. “Bag of Tricks for Efficient Text Classification.” <text:span text:style-name="T3">arXiv:1607.01759 [Cs]</text:span>, August. <text:a xlink:type="simple" xlink:href="http://arxiv.org/abs/1607.01759" office:name=""><text:span text:style-name="Definition">http://arxiv.org/abs/1607.01759</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A Multi-lingual Dataset of Classified Paragraphs from Open Access Scientific Publications</dc:title>
    <dc:description/>
    <dc:subject/>
    <meta:keyword>open science, research data, research software, software mentions, data mentions, grobid, acknowledgments analysis, clinical trials mentions, scientific text mining</meta:keyword>
    <meta:initial-creator>Eric Jeangirard1</meta:initial-creator>
    <dc:creator>Eric Jeangirard1</dc:creator>
    <meta:creation-date>2025-10-12T18:42:54Z</meta:creation-date>
    <dc:date>2025-10-12T18:42:54Z</dc:date>
    <meta:user-defined meta:name="bibliography" meta:value-type="string">dataset.bib</meta:user-defined>
    <meta:user-defined meta:name="cito_cites" meta:value-type="string"/>
    <meta:user-defined meta:name="date" meta:value-type="string">October 2025</meta:user-defined>
    <meta:user-defined meta:name="geometry" meta:value-type="string">left=3cm, right=3cm, top=3cm, bottom=3cm</meta:user-defined>
  </office:meta>
</office:document-meta>
</file>